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3" style:family="paragraph" style:parent-style-name="Preformatted_20_Text">
      <style:paragraph-properties fo:margin-top="0cm" fo:margin-bottom="0.499cm" style:contextual-spacing="false" style:writing-mode="lr-tb"/>
    </style:style>
    <style:style style:name="P4" style:family="paragraph" style:parent-style-name="Text_20_body" style:list-style-name="L2"/>
    <style:style style:name="P5" style:family="paragraph" style:parent-style-name="Preformatted_20_Text">
      <style:paragraph-properties style:writing-mode="lr-tb"/>
    </style:style>
    <style:style style:name="P6" style:family="paragraph" style:parent-style-name="Text_20_body" style:list-style-name="L3"/>
    <style:style style:name="P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✅ <text:span text:style-name="Strong_20_Emphasis">Diapositiva 1: Título</text:span></text:h>
      <text:p text:style-name="Text_20_body"><text:span text:style-name="Strong_20_Emphasis">Título:</text:span><text:line-break/>📁 Conexión a Base de Datos con SQLAlchemy</text:p>
      <text:p text:style-name="Text_20_body"><text:span text:style-name="Strong_20_Emphasis">Subtítulo:</text:span><text:line-break/>Explicación completa del archivo <text:span text:style-name="Source_20_Text">database.py</text:span><text:line-break/>Proyecto: KairosFin</text:p>
      <text:p text:style-name="Horizontal_20_Line"/>
      <text:h text:style-name="Heading_20_2" text:outline-level="2">✅ <text:span text:style-name="Strong_20_Emphasis">Diapositiva 2: ¿Qué hace el archivo </text:span><text:span text:style-name="Strong_20_Emphasis"><text:span text:style-name="Source_20_Text">database.py</text:span></text:span><text:span text:style-name="Strong_20_Emphasis">?</text:span></text:h>
      <text:p text:style-name="Text_20_body"><text:span text:style-name="Strong_20_Emphasis">Objetivo principal:</text:span><text:line-break/>Este archivo configura la conexión entre nuestra aplicación y la base de datos MySQL.</text:p>
      <text:p text:style-name="Text_20_body"><text:span text:style-name="Strong_20_Emphasis">Contiene tres partes clave:</text:span></text:p>
      <text:list text:style-name="L1">
        <text:list-item>
          <text:p text:style-name="P1">Configuración de credenciales</text:p>
        </text:list-item>
        <text:list-item>
          <text:p text:style-name="P1">Creación del motor (<text:span text:style-name="Source_20_Text">engine</text:span>)</text:p>
        </text:list-item>
        <text:list-item>
          <text:p text:style-name="P1">Creación de la sesión (<text:span text:style-name="Source_20_Text">SessionLocal</text:span>)</text:p>
        </text:list-item>
      </text:list>
      <text:p text:style-name="Horizontal_20_Line"/>
      <text:h text:style-name="Heading_20_2" text:outline-level="2">✅ <text:span text:style-name="Strong_20_Emphasis">Diapositiva 3: Importaciones necesarias</text:span></text:h>
      <text:p text:style-name="Preformatted_20_Text">python</text:p>
      <text:p text:style-name="Preformatted_20_Text">CopiarEditar</text:p>
      <text:p text:style-name="P2"><text:span text:style-name="Source_20_Text">from sqlalchemy import create_engine</text:span></text:p>
      <text:p text:style-name="P3"><text:span text:style-name="Source_20_Text">from sqlalchemy.orm import sessionmaker</text:span></text:p>
      <text:list text:style-name="L2">
        <text:list-item>
          <text:p text:style-name="P4"><text:span text:style-name="Source_20_Text">create_engine</text:span>: crea el enlace con la base de datos.</text:p>
        </text:list-item>
        <text:list-item>
          <text:p text:style-name="P4"><text:span text:style-name="Source_20_Text">sessionmaker</text:span>: permite generar sesiones para operar (leer, escribir, etc.).</text:p>
        </text:list-item>
      </text:list>
      <text:p text:style-name="Text_20_body">👉 Son funciones/métodos de la librería SQLAlchemy, que es el ORM que estamos usando.</text:p>
      <text:p text:style-name="Horizontal_20_Line"/>
      <text:h text:style-name="Heading_20_2" text:outline-level="2">✅ <text:span text:style-name="Strong_20_Emphasis">Diapositiva 4: Datos de conexión</text:span></text:h>
      <text:p text:style-name="Preformatted_20_Text">python</text:p>
      <text:p text:style-name="Preformatted_20_Text">CopiarEditar</text:p>
      <text:p text:style-name="P2"><text:span text:style-name="Source_20_Text">USER = "root"</text:span></text:p>
      <text:p text:style-name="P5"><text:span text:style-name="Source_20_Text">PASSWORD = "tu_contraseña"</text:span></text:p>
      <text:p text:style-name="P5"><text:span text:style-name="Source_20_Text">HOST = "localhost"</text:span></text:p>
      <text:p text:style-name="P5"><text:span text:style-name="Source_20_Text">PORT = "3306"</text:span></text:p>
      <text:p text:style-name="P3"><text:span text:style-name="Source_20_Text">DB = "kairosfin"</text:span></text:p>
      <text:list text:style-name="L3">
        <text:list-item>
          <text:p text:style-name="P6">Son las <text:span text:style-name="Strong_20_Emphasis">credenciales</text:span> para conectarse a la base de datos MySQL.</text:p>
        </text:list-item>
        <text:list-item>
          <text:p text:style-name="P6">Pueden variar según tu configuración local o del servidor.</text:p>
        </text:list-item>
      </text:list>
      <text:p text:style-name="Horizontal_20_Line"/>
      <text:h text:style-name="Heading_20_2" text:outline-level="2"><text:soft-page-break/>✅ <text:span text:style-name="Strong_20_Emphasis">Diapositiva 5: URL de conexión</text:span></text:h>
      <text:p text:style-name="Preformatted_20_Text">python</text:p>
      <text:p text:style-name="Preformatted_20_Text">CopiarEditar</text:p>
      <text:p text:style-name="P7"><text:span text:style-name="Source_20_Text">DATABASE_URL = f"mysql+mysqlconnector://{USER}:{PASSWORD}@{HOST}:{PORT}/{DB}"</text:span></text:p>
      <text:p text:style-name="Text_20_body">🔗 Esta línea <text:span text:style-name="Strong_20_Emphasis">arma la URL</text:span> que SQLAlchemy necesita para saber cómo y dónde conectarse.</text:p>
      <text:p text:style-name="Text_20_body">📌 ¿Por qué <text:span text:style-name="Source_20_Text">mysql+mysqlconnector</text:span>?<text:line-break/>Porque usamos el conector <text:span text:style-name="Source_20_Text">mysql-connector-python</text:span>.</text:p>
      <text:p text:style-name="Horizontal_20_Line"/>
      <text:h text:style-name="Heading_20_2" text:outline-level="2">✅ <text:span text:style-name="Strong_20_Emphasis">Diapositiva 6: Crear el motor</text:span></text:h>
      <text:p text:style-name="Preformatted_20_Text">python</text:p>
      <text:p text:style-name="Preformatted_20_Text">CopiarEditar</text:p>
      <text:p text:style-name="P7"><text:span text:style-name="Source_20_Text">engine = create_engine(DATABASE_URL)</text:span></text:p>
      <text:p text:style-name="Text_20_body">🛠️ El <text:span text:style-name="Strong_20_Emphasis">motor</text:span> es el componente que se conecta físicamente a la base de datos.</text:p>
      <text:list text:style-name="L4">
        <text:list-item>
          <text:p text:style-name="P8">A través del <text:span text:style-name="Source_20_Text">engine</text:span>, SQLAlchemy puede enviar consultas.</text:p>
        </text:list-item>
        <text:list-item>
          <text:p text:style-name="P8">No abre una conexión permanente, sino que gestiona las necesarias.</text:p>
        </text:list-item>
      </text:list>
      <text:p text:style-name="Horizontal_20_Line"/>
      <text:h text:style-name="Heading_20_2" text:outline-level="2">✅ <text:span text:style-name="Strong_20_Emphasis">Diapositiva 7: ¿Qué es una sesión?</text:span></text:h>
      <text:list text:style-name="L5">
        <text:list-item>
          <text:p text:style-name="P9">Una <text:span text:style-name="Strong_20_Emphasis">sesión</text:span> es como una conversación temporal con la base de datos.</text:p>
        </text:list-item>
        <text:list-item>
          <text:p text:style-name="P9">Nos permite ejecutar operaciones: <text:span text:style-name="Source_20_Text">SELECT</text:span>, <text:span text:style-name="Source_20_Text">INSERT</text:span>, <text:span text:style-name="Source_20_Text">UPDATE</text:span>, <text:span text:style-name="Source_20_Text">DELETE</text:span>.</text:p>
        </text:list-item>
        <text:list-item>
          <text:p text:style-name="P9">Al finalizar, se debe cerrar.</text:p>
        </text:list-item>
      </text:list>
      <text:p text:style-name="Text_20_body">🎯 Por eso usamos <text:span text:style-name="Source_20_Text">SessionLocal</text:span> para crear sesiones nuevas cuando las necesitemos.</text:p>
      <text:p text:style-name="Horizontal_20_Line"/>
      <text:h text:style-name="Heading_20_2" text:outline-level="2">✅ <text:span text:style-name="Strong_20_Emphasis">Diapositiva 8: Crear la sesión</text:span></text:h>
      <text:p text:style-name="Preformatted_20_Text">python</text:p>
      <text:p text:style-name="Preformatted_20_Text">CopiarEditar</text:p>
      <text:p text:style-name="P7"><text:span text:style-name="Source_20_Text">SessionLocal = sessionmaker(autocommit=False, autoflush=False, bind=engine)</text:span></text:p>
      <text:p text:style-name="Text_20_body">🔍 Esta línea <text:span text:style-name="Strong_20_Emphasis">crea una clase de sesiones</text:span> personalizada.</text:p>
      <text:h text:style-name="Heading_20_3" text:outline-level="3">¿Qué hace cada parámetro?</text:h>
      <text:list text:style-name="L6">
        <text:list-item>
          <text:p text:style-name="P10"><text:span text:style-name="Source_20_Text">autocommit=False</text:span>: tenemos control total del momento en que se guardan los cambios.</text:p>
        </text:list-item>
        <text:list-item>
          <text:p text:style-name="P10"><text:span text:style-name="Source_20_Text">autoflush=False</text:span>: evitamos que se manden cambios automáticamente antes de tiempo.</text:p>
        </text:list-item>
        <text:list-item>
          <text:p text:style-name="P10"><text:span text:style-name="Source_20_Text">bind=engine</text:span>: enlaza esta clase de sesiones con nuestro motor de base de datos.</text:p>
        </text:list-item>
      </text:list>
      <text:p text:style-name="Horizontal_20_Line"/>
      <text:h text:style-name="Heading_20_2" text:outline-level="2"><text:soft-page-break/>✅ <text:span text:style-name="Strong_20_Emphasis">Diapositiva 9: ¿Por qué usar </text:span><text:span text:style-name="Strong_20_Emphasis"><text:span text:style-name="Source_20_Text">sessionmaker</text:span></text:span><text:span text:style-name="Strong_20_Emphasis">?</text:span></text:h>
      <text:p text:style-name="Text_20_body">💡 <text:span text:style-name="Strong_20_Emphasis">Ventajas de usar </text:span><text:span text:style-name="Strong_20_Emphasis"><text:span text:style-name="Source_20_Text">sessionmaker</text:span></text:span><text:span text:style-name="Strong_20_Emphasis">:</text:span></text:p>
      <text:list text:style-name="L7">
        <text:list-item>
          <text:p text:style-name="P11">No repetimos código.</text:p>
        </text:list-item>
        <text:list-item>
          <text:p text:style-name="P11">Creamos sesiones fácilmente con <text:span text:style-name="Source_20_Text">SessionLocal()</text:span>.</text:p>
        </text:list-item>
        <text:list-item>
          <text:p text:style-name="P11">Organiza mejor la aplicación (ideal para Flask o FastAPI).</text:p>
        </text:list-item>
        <text:list-item>
          <text:p text:style-name="P11">Es escalable para aplicaciones grandes con muchos usuarios o peticiones.</text:p>
        </text:list-item>
      </text:list>
      <text:p text:style-name="Horizontal_20_Line"/>
      <text:h text:style-name="Heading_20_2" text:outline-level="2">✅ <text:span text:style-name="Strong_20_Emphasis">Diapositiva 10: Ejemplo de uso de SessionLocal</text:span></text:h>
      <text:p text:style-name="Preformatted_20_Text">python</text:p>
      <text:p text:style-name="Preformatted_20_Text">CopiarEditar</text:p>
      <text:p text:style-name="P2"><text:span text:style-name="Source_20_Text">db = SessionLocal()</text:span></text:p>
      <text:p text:style-name="P5"><text:span text:style-name="Source_20_Text">try:</text:span></text:p>
      <text:p text:style-name="P5"><text:span text:style-name="Source_20_Text"><text:s text:c="4"/>resultado = db.query(MiModelo).all()</text:span></text:p>
      <text:p text:style-name="P5"><text:span text:style-name="Source_20_Text"><text:s text:c="4"/>db.commit()</text:span></text:p>
      <text:p text:style-name="P5"><text:span text:style-name="Source_20_Text">except:</text:span></text:p>
      <text:p text:style-name="P5"><text:span text:style-name="Source_20_Text"><text:s text:c="4"/>db.rollback()</text:span></text:p>
      <text:p text:style-name="P5"><text:span text:style-name="Source_20_Text">finally:</text:span></text:p>
      <text:p text:style-name="P3"><text:span text:style-name="Source_20_Text"><text:s text:c="4"/>db.close()</text:span></text:p>
      <text:list text:style-name="L8">
        <text:list-item>
          <text:p text:style-name="P12">Crea una sesión con <text:span text:style-name="Source_20_Text">SessionLocal()</text:span>.</text:p>
        </text:list-item>
        <text:list-item>
          <text:p text:style-name="P12">Realiza operaciones.</text:p>
        </text:list-item>
        <text:list-item>
          <text:p text:style-name="P12">Usa <text:span text:style-name="Source_20_Text">commit()</text:span> para guardar o <text:span text:style-name="Source_20_Text">rollback()</text:span> si hay errores.</text:p>
        </text:list-item>
        <text:list-item>
          <text:p text:style-name="P12">Siempre se cierra con <text:span text:style-name="Source_20_Text">close()</text:span>.</text:p>
        </text:list-item>
      </text:list>
      <text:p text:style-name="Horizontal_20_Line"/>
      <text:h text:style-name="Heading_20_2" text:outline-level="2">✅ <text:span text:style-name="Strong_20_Emphasis">Diapositiva 11: Conclusión</text:span></text:h>
      <text:p text:style-name="Text_20_body">✅ El archivo <text:span text:style-name="Source_20_Text">database.py</text:span> es clave para conectarse a la base de datos y trabajar con ella usando SQLAlchemy.</text:p>
      <text:p text:style-name="Text_20_body">📦 Resume:</text:p>
      <text:list text:style-name="L9">
        <text:list-item>
          <text:p text:style-name="P13">Arma la URL de conexión</text:p>
        </text:list-item>
        <text:list-item>
          <text:p text:style-name="P13">Crea un motor (<text:span text:style-name="Source_20_Text">engine</text:span>)</text:p>
        </text:list-item>
        <text:list-item>
          <text:p text:style-name="P13">Prepara una clase de sesión (<text:span text:style-name="Source_20_Text">SessionLocal</text:span>) reutilizabl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1T16:52:52.118693100</meta:creation-date>
    <dc:date>2025-07-21T16:53:17.308554200</dc:date>
    <meta:editing-duration>PT25S</meta:editing-duration>
    <meta:editing-cycles>1</meta:editing-cycles>
    <meta:document-statistic meta:table-count="0" meta:image-count="0" meta:object-count="0" meta:page-count="3" meta:paragraph-count="81" meta:word-count="484" meta:character-count="3190" meta:non-whitespace-character-count="2797"/>
    <meta:generator>LibreOffice/25.2.4.3$Windows_X86_64 LibreOffice_project/33e196637044ead23f5c3226cde09b47731f7e27</meta:generator>
  </office:meta>
</office:document-meta>
</file>